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1" svg:font-family="TakaoPGothic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officeooo:rsid="000b0141" officeooo:paragraph-rsid="000b0141"/>
    </style:style>
    <style:style style:name="P2" style:family="paragraph" style:parent-style-name="Standard">
      <style:text-properties officeooo:rsid="000d85c7" officeooo:paragraph-rsid="000d85c7"/>
    </style:style>
    <style:style style:name="T1" style:family="text">
      <style:text-properties officeooo:rsid="000c61d2"/>
    </style:style>
    <style:style style:name="T2" style:family="text">
      <style:text-properties officeooo:rsid="000d85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</text:span>adoop-streaming -files 'permutate-map.py,vector-reduce.py,./feature_header.csv' -input dayword2018<text:span text:style-name="T2">09</text:span> -output vectors<text:span text:style-name="T1">201809</text:span> -mapper './permutate-map.py " " 1 2 0' -reducer './vector-reduce.py feature_header.csv'</text:p>
      <text:p text:style-name="P1"/>
      <text:p text:style-name="P2">hadoop-streaming -files 'dayword-map.py' -input /data/twitter_mecab/2018/09 -output dayword201809 -mapper './dayword-map.py' -reducer 'uniq -c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kaoPGothic1" svg:font-family="TakaoPGothic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 P明朝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 P明朝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 Pゴシック" style:font-family-asian="'IPA Pゴシック'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akaoPGothic1" style:font-family-complex="TakaoPGothic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kaoPGothic1" style:font-family-complex="TakaoPGothic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kaoPGothic1" style:font-family-complex="TakaoPGothic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6T22:14:39.185272084</meta:creation-date>
    <dc:date>2019-01-06T22:54:42.405641026</dc:date>
    <meta:editing-duration>PT19M43S</meta:editing-duration>
    <meta:editing-cycles>1</meta:editing-cycles>
    <meta:document-statistic meta:table-count="0" meta:image-count="0" meta:object-count="0" meta:page-count="1" meta:paragraph-count="2" meta:word-count="29" meta:character-count="354" meta:non-whitespace-character-count="327"/>
    <meta:generator>LibreOffice/5.1.6.2$Linux_X86_64 LibreOffice_project/10m0$Build-2</meta:generator>
  </office:meta>
</office:document-meta>
</file>